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use-window-font-color="true" officeooo:rsid="000c7387" officeooo:paragraph-rsid="000c7387"/>
    </style:style>
    <style:style style:name="P2" style:family="paragraph" style:parent-style-name="Standard">
      <style:text-properties style:use-window-font-color="true" officeooo:rsid="000c7387" officeooo:paragraph-rsid="000d96b8"/>
    </style:style>
    <style:style style:name="P3" style:family="paragraph" style:parent-style-name="Standard">
      <style:text-properties style:use-window-font-color="true" officeooo:rsid="00112690" officeooo:paragraph-rsid="00112690"/>
    </style:style>
    <style:style style:name="P4" style:family="paragraph" style:parent-style-name="Standard">
      <style:text-properties style:use-window-font-color="true" officeooo:rsid="001206e7" officeooo:paragraph-rsid="001206e7"/>
    </style:style>
    <style:style style:name="P5" style:family="paragraph" style:parent-style-name="Standard">
      <style:text-properties style:use-window-font-color="true" officeooo:rsid="00125577" officeooo:paragraph-rsid="00125577"/>
    </style:style>
    <style:style style:name="P6" style:family="paragraph" style:parent-style-name="Standard">
      <style:text-properties style:use-window-font-color="true" officeooo:rsid="0012dd97" officeooo:paragraph-rsid="0012dd97"/>
    </style:style>
    <style:style style:name="P7" style:family="paragraph" style:parent-style-name="Standard">
      <style:text-properties style:use-window-font-color="true" officeooo:rsid="00134d74" officeooo:paragraph-rsid="00134d74"/>
    </style:style>
    <style:style style:name="P8" style:family="paragraph" style:parent-style-name="Standard">
      <style:text-properties style:use-window-font-color="true" officeooo:rsid="001723e2" officeooo:paragraph-rsid="001723e2"/>
    </style:style>
    <style:style style:name="P9" style:family="paragraph" style:parent-style-name="Standard">
      <style:text-properties style:use-window-font-color="true" officeooo:rsid="001723e2" officeooo:paragraph-rsid="0017c457"/>
    </style:style>
    <style:style style:name="P10" style:family="paragraph" style:parent-style-name="Standard">
      <style:text-properties style:use-window-font-color="true" officeooo:rsid="00183ea9" officeooo:paragraph-rsid="00183ea9"/>
    </style:style>
    <style:style style:name="P11" style:family="paragraph" style:parent-style-name="Standard">
      <style:text-properties style:use-window-font-color="true" officeooo:rsid="00198028" officeooo:paragraph-rsid="00198028"/>
    </style:style>
    <style:style style:name="P12" style:family="paragraph" style:parent-style-name="Standard">
      <style:text-properties style:use-window-font-color="true" officeooo:rsid="001bd9e9" officeooo:paragraph-rsid="001bd9e9"/>
    </style:style>
    <style:style style:name="P13" style:family="paragraph" style:parent-style-name="Standard">
      <style:text-properties style:use-window-font-color="true" officeooo:rsid="001bd9e9" officeooo:paragraph-rsid="001d6090"/>
    </style:style>
    <style:style style:name="P14" style:family="paragraph" style:parent-style-name="Standard">
      <style:text-properties style:use-window-font-color="true" officeooo:rsid="001eca88" officeooo:paragraph-rsid="001eca88"/>
    </style:style>
    <style:style style:name="P15" style:family="paragraph" style:parent-style-name="Standard">
      <style:text-properties style:use-window-font-color="true" officeooo:rsid="001f9868" officeooo:paragraph-rsid="001f9868"/>
    </style:style>
    <style:style style:name="P16" style:family="paragraph" style:parent-style-name="Standard">
      <style:text-properties style:use-window-font-color="true" officeooo:rsid="001fb432" officeooo:paragraph-rsid="001fb432"/>
    </style:style>
    <style:style style:name="P17" style:family="paragraph" style:parent-style-name="Standard">
      <style:text-properties style:use-window-font-color="true" officeooo:rsid="0023935e" officeooo:paragraph-rsid="0023935e"/>
    </style:style>
    <style:style style:name="P18" style:family="paragraph" style:parent-style-name="Standard">
      <style:text-properties style:use-window-font-color="true" officeooo:rsid="002554e2" officeooo:paragraph-rsid="002554e2"/>
    </style:style>
    <style:style style:name="P19" style:family="paragraph" style:parent-style-name="Standard">
      <style:text-properties style:use-window-font-color="true" officeooo:rsid="0027538c" officeooo:paragraph-rsid="0027538c"/>
    </style:style>
    <style:style style:name="P20" style:family="paragraph" style:parent-style-name="Standard">
      <style:text-properties style:use-window-font-color="true" officeooo:rsid="0028768e" officeooo:paragraph-rsid="0028768e"/>
    </style:style>
    <style:style style:name="P21" style:family="paragraph" style:parent-style-name="Standard">
      <style:text-properties style:use-window-font-color="true" officeooo:rsid="00295230" officeooo:paragraph-rsid="00295230"/>
    </style:style>
    <style:style style:name="P22" style:family="paragraph" style:parent-style-name="Standard">
      <style:text-properties style:use-window-font-color="true" officeooo:rsid="00295230" officeooo:paragraph-rsid="002b1068"/>
    </style:style>
    <style:style style:name="P23" style:family="paragraph" style:parent-style-name="Standard">
      <style:text-properties style:use-window-font-color="true" officeooo:rsid="002ca2a6" officeooo:paragraph-rsid="002ca2a6"/>
    </style:style>
    <style:style style:name="P24" style:family="paragraph" style:parent-style-name="Standard">
      <style:text-properties style:use-window-font-color="true" officeooo:rsid="002d1d2c" officeooo:paragraph-rsid="002d1d2c"/>
    </style:style>
    <style:style style:name="P25" style:family="paragraph" style:parent-style-name="Standard">
      <style:text-properties style:use-window-font-color="true" officeooo:rsid="002d5f7e" officeooo:paragraph-rsid="002d5f7e"/>
    </style:style>
    <style:style style:name="P26" style:family="paragraph" style:parent-style-name="Standard">
      <style:text-properties style:use-window-font-color="true" officeooo:rsid="002eed44" officeooo:paragraph-rsid="002eed44"/>
    </style:style>
    <style:style style:name="P27" style:family="paragraph" style:parent-style-name="Standard">
      <style:text-properties style:use-window-font-color="true" officeooo:rsid="002fc699" officeooo:paragraph-rsid="002fc699"/>
    </style:style>
    <style:style style:name="P28" style:family="paragraph" style:parent-style-name="Standard">
      <style:text-properties style:use-window-font-color="true" officeooo:rsid="003169b1" officeooo:paragraph-rsid="003169b1"/>
    </style:style>
    <style:style style:name="T1" style:family="text">
      <style:text-properties officeooo:rsid="000f8610"/>
    </style:style>
    <style:style style:name="T2" style:family="text">
      <style:text-properties officeooo:rsid="001206e7"/>
    </style:style>
    <style:style style:name="T3" style:family="text">
      <style:text-properties officeooo:rsid="0012dd97"/>
    </style:style>
    <style:style style:name="T4" style:family="text">
      <style:text-properties officeooo:rsid="00154721"/>
    </style:style>
    <style:style style:name="T5" style:family="text">
      <style:text-properties officeooo:rsid="0017c457"/>
    </style:style>
    <style:style style:name="T6" style:family="text">
      <style:text-properties officeooo:rsid="00198028"/>
    </style:style>
    <style:style style:name="T7" style:family="text">
      <style:text-properties officeooo:rsid="001a431c"/>
    </style:style>
    <style:style style:name="T8" style:family="text">
      <style:text-properties officeooo:rsid="001d6090"/>
    </style:style>
    <style:style style:name="T9" style:family="text">
      <style:text-properties officeooo:rsid="001f9868"/>
    </style:style>
    <style:style style:name="T10" style:family="text">
      <style:text-properties officeooo:rsid="00202462"/>
    </style:style>
    <style:style style:name="T11" style:family="text">
      <style:text-properties officeooo:rsid="0021ca01"/>
    </style:style>
    <style:style style:name="T12" style:family="text">
      <style:text-properties officeooo:rsid="002554e2"/>
    </style:style>
    <style:style style:name="T13" style:family="text">
      <style:text-properties officeooo:rsid="0027538c"/>
    </style:style>
    <style:style style:name="T14" style:family="text">
      <style:text-properties officeooo:rsid="00279d51"/>
    </style:style>
    <style:style style:name="T15" style:family="text">
      <style:text-properties officeooo:rsid="002b1068"/>
    </style:style>
    <style:style style:name="T16" style:family="text">
      <style:text-properties officeooo:rsid="002cbff7"/>
    </style:style>
    <style:style style:name="T17" style:family="text">
      <style:text-properties officeooo:rsid="002f4aeb"/>
    </style:style>
    <style:style style:name="T18" style:family="text">
      <style:text-properties fo:font-style="italic" style:font-style-asian="italic" style:font-style-complex="italic"/>
    </style:style>
    <style:style style:name="T19" style:family="text">
      <style:text-properties officeooo:rsid="003169b1"/>
    </style:style>
    <style:style style:name="T20" style:family="text">
      <style:text-properties officeooo:rsid="00317e61"/>
    </style:style>
    <style:style style:name="T21" style:family="text">
      <style:text-properties officeooo:rsid="00336ae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lare</text:p>
      <text:p text:style-name="P1">The world has been hit by a huge amount of solar activity.</text:p>
      <text:p text:style-name="P1">All electronic devices are vulnerable.</text:p>
      <text:p text:style-name="P1">For now, only affects things above ground usually.</text:p>
      <text:p text:style-name="P1">Cancer rate has increased significantly. </text:p>
      <text:p text:style-name="P1">Main character is a fire fighter.</text:p>
      <text:p text:style-name="P1">Spontaneous fires are very common now.</text:p>
      <text:p text:style-name="P1">Has lost his wife/girlfriend</text:p>
      <text:p text:style-name="P1">Loosing grip on reality?</text:p>
      <text:p text:style-name="P1">Flares start to get worse. Culminate in a huge solar event where the atmosphere is penetrated, main character is wrapped in flames which are somesort of personified female flame entity</text:p>
      <text:p text:style-name="P1"/>
      <text:p text:style-name="P1"/>
      <text:p text:style-name="P2">Pyotr held the <text:span text:style-name="T1">reinfored mesh of the hose in his hands and braced himself. The flames of the building rose high against the dark cloudy night, and shapes danced along his mirrored helmet, kevlar jacket and worn boots and pants. </text:span></text:p>
      <text:p text:style-name="P2"/>
      <text:p text:style-name="P3">A fierce wind ripped through his clothing, and despite the proximity of the fire, and the layers, its still found its way between his jacket and the oversized pants. The cold cut at him like a knife. </text:p>
      <text:p text:style-name="P3"/>
      <text:p text:style-name="P3">All around him, the dim, almost fuzzy shapes of other people flickered in their own struggles. Dull shouts came from both around him and inside the building. </text:p>
      <text:p text:style-name="P3"/>
      <text:p text:style-name="P3">“<text:span text:style-name="T2">Pyotr! Are you ready?</text:span>” <text:span text:style-name="T2">Someone behind him yelled. </text:span></text:p>
      <text:p text:style-name="P3"/>
      <text:p text:style-name="P4">He turned slowly in the bulky equipment and waved his hand in confirmation before assuming the branced stance from earlier. </text:p>
      <text:p text:style-name="P4"/>
      <text:p text:style-name="P4">The liquid shot through the hose like a bullet from a gun. The pressurized system sending the water spraying upward in a high arc and into the warehouse. White smoke stained the grey sky as mist and smoke combined in the flurry of wind and fire. </text:p>
      <text:p text:style-name="P4"/>
      <text:p text:style-name="P4">Pyotr felt the pressure surge through the system as the hose fought in his hands like a thing alive. Could he feel the coldness of the water? It was below freezing. He could almost feel it through the mesh, that ice liquid against his skin. </text:p>
      <text:p text:style-name="P4"/>
      <text:p text:style-name="P5">The fire tumbled and blossomed, twisted and struggled against the sky. It stretched from its roots in the heart of the building and strained against the gravity holding it down. It shot through open windows and reached upwards, like the separate heads of a mythical hydra. If it would be that fabled creature, then would he be Iolaus? <text:s/></text:p>
      <text:p text:style-name="P5"/>
      <text:p text:style-name="P5">He cut off one head, deftly aiming the nozzle, directing the jet of water to on of the open windows. The fire within it died. </text:p>
      <text:p text:style-name="P5"/>
      <text:p text:style-name="P5">“Clear out the doorway! We've got to get in there!” <text:span text:style-name="T3">The man behind him yelled. </text:span></text:p>
      <text:p text:style-name="P5"/>
      <text:p text:style-name="P6">The path was cleared. The fire hissed and retreated briefly. </text:p>
      <text:p text:style-name="P6"/>
      <text:p text:style-name="P6">From over head, and falling from the darkned clouds, came snow. The flakes existing paradoxically just <text:soft-page-break/>beside the horrible blaze. The wind did not mind. It swirled them both the same. </text:p>
      <text:p text:style-name="P6"/>
      <text:p text:style-name="P6">There was a shudder from within the building and Pyotr head the slow but terrify creak of metal giving way. His long years of the craft told him that part of the power plant was colapsing. It was likely they would not be able to save it. But the section was far away, and his ears tuned out the distant cries of men, and the groaning of twisted rebar. </text:p>
      <text:p text:style-name="P6"/>
      <text:p text:style-name="P6">“The generators are on this side.” He said into his mask. The smell of smoke assaulted his nostrils and the sting of acerbic gas swept across his face. “Watch for signs of chemical fire. Who knows what this place was running off of.”</text:p>
      <text:p text:style-name="P6"/>
      <text:p text:style-name="P7">He stepped into the mouth of the beast. He could feel the heat of the fire all around him now. <text:span text:style-name="T4">He could feel the pressure of the air behind him, pushing him in as the fire demanded more and more to continue its burn. The wind was deafening and ensnaring. It lead into the center of the building, where the main body of the blaze was busy destroying priceless equipment. It called him onwards.</text:span></text:p>
      <text:p text:style-name="P7"/>
      <text:p text:style-name="P8">Pyotr stepped over fallen girders and broken paneling. Thankfully there was no basement. He had no desire to fall through any floors. He looked behind him to make sure the hose and the other man were still following. It would do him no good to advance into the heart of the place without the hose working, or to have it snag on some rebar. </text:p>
      <text:p text:style-name="P8"/>
      <text:p text:style-name="P9">He worked methodically, sweeping the hose form side to side. The fire cried out at him. He gripped the hose nozzle tighter and refocused his efforts. <text:span text:style-name="T5">It withered and sputtered, steamed and smouldered. The hiss of fog billowed up, catching in the flame induced updraft and was sucked through the ceiling like some exorcized ghost. </text:span></text:p>
      <text:p text:style-name="P9"/>
      <text:p text:style-name="P10">The generators lay on <text:s/><text:span text:style-name="T6">the other side of railroad channel</text:span> through the next ruined massive subsection of the building. <text:span text:style-name="T6">It was covered on both sides by concrete reinforcing. Not a single thing between him and the generators were flammable.</text:span> He could not see how the fire could have bridged the gap if they were the device which had started things, but this did not phase him overly so. Many things now did not make sense. None of his thoughts could alter the fire which raged around him. </text:p>
      <text:p text:style-name="P10"/>
      <text:p text:style-name="P11">He stood on the other side of the concrete base and aimed the hose. <text:span text:style-name="T7">The liquid shot out of the tube and instantly was swept aside but a gust of wind which ran along the railroad depression. The spray of water flung itself to the ground even as Pyotr edged closer and closer to the edge of the depression.</text:span></text:p>
      <text:p text:style-name="P11"/>
      <text:p text:style-name="P11">“<text:span text:style-name="T7">Fuck!</text:span>” <text:span text:style-name="T7">He shouted. </text:span></text:p>
      <text:p text:style-name="P11"/>
      <text:p text:style-name="P11">“<text:span text:style-name="T7">Its no good! This damn thing is acting like a channel! We have to get closer!</text:span>” <text:span text:style-name="T7">He yelled to the man behind him. </text:span></text:p>
      <text:p text:style-name="P11"/>
      <text:p text:style-name="P12">He could feel the wind shifting, and suddenly the heat became more noticable, even through the kevlar suit. He looked around him. The ceiling was yet uncaught, but the walls and every other piece of equipment he could make out were burning. Piled high against the iron support of the building were rusted barrels and discarded trash. Scraps of wood and junk machinery clogged the floor in every place except the railroad. </text:p>
      <text:p text:style-name="P12"/>
      <text:p text:style-name="P12">So we're burning junk for power now? Or was this some bizzare recycling technique?</text:p>
      <text:p text:style-name="P12"/>
      <text:p text:style-name="P12"><text:soft-page-break/>Either way, its doomed this place. And maybe them as well. </text:p>
      <text:p text:style-name="P12"/>
      <text:p text:style-name="P12">“Ah. Keep the hose from that stuff. Who knows what the fuck is in there.” he turned to shout at the other man, only to find him right beside him.</text:p>
      <text:p text:style-name="P12"/>
      <text:p text:style-name="P12">“The wind's taking the water. I'm going to climb down. Hold this damn thing so it doesn't go snaking on us.”</text:p>
      <text:p text:style-name="P12"/>
      <text:p text:style-name="P13">A man hit by a loose hose could easily be knocked over. Maybe worse, it could destroy itself against something sharp, or spray water into something akaline and bring the whole damn place down on them.</text:p>
      <text:p text:style-name="P13"/>
      <text:p text:style-name="P13"><text:span text:style-name="T8">He threw his legs over the edge of the tracks with a huff. The air was thicker down here. He looked turned as quickly as he could with the oversized equipment and saw that sometime between when he had last looked and now, the fire had brought down the framing for the railroad door. If it was making its way to the ceiling now, they would have to move quickly!</text:span></text:p>
      <text:p text:style-name="P13"/>
      <text:p text:style-name="P14">He pushed himself over the edge and fell the rest of the way. The impact shook through him as his <text:span text:style-name="T21">reinforced</text:span> suit and boots crushed him down. The heat was like a blanket now. He could literally feel it on his skin from where he was. <text:span text:style-name="T9">It wrapped around him, grabbed him by the chest.</text:span></text:p>
      <text:p text:style-name="P14"/>
      <text:p text:style-name="P15">He exhaled and shouted up at the other man. “Hey throw down the hose. I can walk it over!”</text:p>
      <text:p text:style-name="P15"/>
      <text:p text:style-name="P15">But his vo<text:span text:style-name="T12">i</text:span>ce was interrupted as another section of the building gave way. He could distantly hear yells, or perhaps screams. Whether they were of men or metal, only time would say. </text:p>
      <text:p text:style-name="P15"/>
      <text:p text:style-name="P16">The other man pointed to his ear, shook his head and started to drop down with him. </text:p>
      <text:p text:style-name="P16"/>
      <text:p text:style-name="P16">“No, fuck it, don't waste the time...”</text:p>
      <text:p text:style-name="P16"/>
      <text:p text:style-name="P16">But it was clear that other man could not hear him.</text:p>
      <text:p text:style-name="P16"/>
      <text:p text:style-name="P16">Pyotr's voice sounded uncharacteristically soft to him. He coughed, slammed up his visor and spat an acidic taste onto the ties. <text:span text:style-name="T10">The heat seared his face. He was blinded suddenly by superheated air. He threw a hand across his face, and struggled the visor back into place with a curse. </text:span></text:p>
      <text:p text:style-name="P14"/>
      <text:p text:style-name="P14">“<text:span text:style-name="T11">Alright, lets just get this fucking thing into place...</text:span>” <text:span text:style-name="T11">he muttered, not even sure if he could be heard. </text:span></text:p>
      <text:p text:style-name="P14"/>
      <text:p text:style-name="P17">The two struggled their way over to the other side of the tracks. It seemed though that with every step the going got harder and harder. The gravel of the tracks was loose and their heavy boots and equipment caused them to sink into the fill. Pyotr lifted a boot and almost set it down on one of the rails before he thought twice. The metal would melt anything it touched, flesh included.</text:p>
      <text:p text:style-name="P17"/>
      <text:p text:style-name="P17">Pyotr pointed at the tracks and shook his head, but the other man's head was down, trudging with the hose over his shoulder. </text:p>
      <text:p text:style-name="P17"/>
      <text:p text:style-name="P18">Pyotr test fired the <text:span text:style-name="T13">hose and was satisfied with the result. He stopped at the other edge of the rails, and prepared to aim the thing at the generators. </text:span></text:p>
      <text:p text:style-name="P18"/>
      <text:p text:style-name="P19">He stopped for a moment though to catch his breath. His throat suddenly seemed very itchy. </text:p>
      <text:p text:style-name="P19"><text:soft-page-break/>He coughed once inside his mask, and then again harder. </text:p>
      <text:p text:style-name="P19"/>
      <text:p text:style-name="P19">“<text:span text:style-name="T14">Fuck!</text:span>” <text:span text:style-name="T14">He cursed and doubled over as he hacked another uncontrollable cough. </text:span></text:p>
      <text:p text:style-name="P19"/>
      <text:p text:style-name="P20">Something was wrong. He felt light headed. His vision was swimming. The hose suddenly felt very heavy. His arms and legs felt very heavy. He was aware fo the heat around him in a very intimate way, as if it may have reached out and grabbed him at any minute. </text:p>
      <text:p text:style-name="P20"/>
      <text:p text:style-name="P20">He gritted his teeth and fought the feelings aside, steadying the hose. </text:p>
      <text:p text:style-name="P20"/>
      <text:p text:style-name="P20">He looked up at the generator, which now was wreathed in flame. The thing was probably unsalvgable, but there were probably multiple units, and they might as well start with this one. Besides, necessity bred invention, and there was a lot of necessity going around right now. The engineers might be able to make something of even the melted parts. </text:p>
      <text:p text:style-name="P20"/>
      <text:p text:style-name="P21">A <text:span text:style-name="T15">whirl</text:span> of flame <text:span text:style-name="T15">attracted</text:span> his attention. It spun around the generator, <text:span text:style-name="T15">glowing</text:span> faintly green, morphing and flowing between shapes. It <text:span text:style-name="T15">extended</text:span> a <text:span text:style-name="T15">tongue</text:span> which licked the ground near him, blackening the concrete. He could hear the slab groan under thermal stress. </text:p>
      <text:p text:style-name="P21"/>
      <text:p text:style-name="P21">He stared transfixed. His vision narrowed as he tried futilely to <text:span text:style-name="T15">wipe</text:span> the sweat from the inside of his helmet. The mirroring caused the already warped flames to twist even greater. He went to turn on the hose, but the head burned his fingers through the gloves. <text:s text:c="2"/></text:p>
      <text:p text:style-name="P11"/>
      <text:p text:style-name="P22"><text:span text:style-name="T18">Shhhh</text:span>. The green tinged fires said to him. <text:span text:style-name="T15">His eyes were starting to run, and he was blinking almost continuously now under the hear and acid smoke. He lifted a gloved hand to ward off the flames. As he did so his breath cought in his chest and he felt himself falling. The hose slipped from his hands. </text:span></text:p>
      <text:p text:style-name="P22"/>
      <text:p text:style-name="P23">He was breathing slowly, eyesight dimming, staring <text:span text:style-name="T16">unfocused</text:span> at the ceiling, which was just now starting to alight. The man behind him lumbered forward yelling something that Pyotr could not hear. </text:p>
      <text:p text:style-name="P23"/>
      <text:p text:style-name="P24">The man knelt towards him, reaching down with a gloved hand. Above him, Pyotr could see the g<text:span text:style-name="T19">r</text:span>een tinged flame getting higher and higher. It swirled and arced away from him, down into the center of the earth that was the sky. </text:p>
      <text:p text:style-name="P21"/>
      <text:p text:style-name="P25">The man jerked upward and saw the generator fire. He grabbed the hose from the ground beside Pyotr and aimed it at the strange blaze. </text:p>
      <text:p text:style-name="P25"/>
      <text:p text:style-name="P26">A slow undercurrent of fear swept through Pyotr as he saw the man lift the device. Pyotr's addled mind had finally put two and two together. The smoke? The color? It wasn't just a chemical fire, it was an <text:span text:style-name="T20">electrical</text:span> one. The fuckers had lied to them. They hadn't turned off the fucking power before they bolted!</text:p>
      <text:p text:style-name="P26"/>
      <text:p text:style-name="P26">He raised a hand slowly and yelled to the other man not to turn on the hose, but his voice came out as a slow exhale, like a bubble growing deep underwater. It oozed from his lips and hovered inside his helmet. <text:span text:style-name="T17">He tried again, crawling painstakingly towards the other man, who was still fiddling with the hose control. </text:span></text:p>
      <text:p text:style-name="P26"/>
      <text:p text:style-name="P27">He reached forward to grip the man's ankle. </text:p>
      <text:p text:style-name="P27"/>
      <text:p text:style-name="P27"><text:soft-page-break/>Water shot from the hose onto the machinery. A bolt of lightening in return arced through the water, turning the liquid to steam as it came. It shone white, blazing its imprint against Pyotr's eyes. </text:p>
      <text:p text:style-name="P27"/>
      <text:p text:style-name="P27"><text:span text:style-name="T18">Its ok. </text:span>It said to him. </text:p>
      <text:p text:style-name="P27"/>
      <text:p text:style-name="P28">The current killed the other man instantly, melted through the rail, connected to the plate which had been burning a hole through Pyotr's knee and jerked him into unconsciousness. </text:p>
      <text:p text:style-name="P28"/>
      <text:p text:style-name="P28">He had visions of a person wreathed in green flames, reaching out a hand towards hi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2T20:44:07.542000000</meta:creation-date>
    <meta:editing-duration>PT2H15M57S</meta:editing-duration>
    <meta:editing-cycles>39</meta:editing-cycles>
    <meta:generator>LibreOffice/5.0.5.2$Windows_X86_64 LibreOffice_project/55b006a02d247b5f7215fc6ea0fde844b30035b3</meta:generator>
    <dc:date>2021-02-02T23:15:32.208000000</dc:date>
    <meta:document-statistic meta:table-count="0" meta:image-count="0" meta:object-count="0" meta:page-count="5" meta:paragraph-count="68" meta:word-count="2124" meta:character-count="11717" meta:non-whitespace-character-count="9613"/>
  </office:meta>
</office:document-meta>
</file>